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text:bullet-char="–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LASS FIRST</text:span></text:h>
      <text:p text:style-name="Text_20_body"><text:span text:style-name="Strong_20_Emphasis">Choose a Class</text:span></text:p>
      <text:list text:style-name="L1">
        <text:list-item>
          <text:p text:style-name="P1">Guides everything else</text:p>
        </text:list-item>
        <text:list-item>
          <text:p text:style-name="P1">Tells you:</text:p>
          <text:list>
            <text:list-item>
              <text:p text:style-name="P1"><text:span text:style-name="Emphasis">Main ability</text:span>: (e.g., Fighter = STR/DEX, Wizard = INT, Cleric = WIS)</text:p>
            </text:list-item>
            <text:list-item>
              <text:p text:style-name="P1"><text:span text:style-name="Emphasis">Hit Die</text:span>: determines your HP</text:p>
            </text:list-item>
            <text:list-item>
              <text:p text:style-name="P1"><text:span text:style-name="Emphasis">Saving Throws</text:span>: 2 saves you’re good at</text:p>
            </text:list-item>
            <text:list-item>
              <text:p text:style-name="P1"><text:span text:style-name="Emphasis">Skill Proficiencies</text:span>: choose from a list</text:p>
            </text:list-item>
            <text:list-item>
              <text:p text:style-name="P1"><text:span text:style-name="Emphasis">Weapon/Armor Proficiencies</text:span></text:p>
            </text:list-item>
            <text:list-item>
              <text:p text:style-name="P1"><text:span text:style-name="Emphasis">Level 1 Class Features</text:span>: Rage, Sneak Attack, Spellcasting, etc.</text:p>
            </text:list-item>
          </text:list>
        </text:list-item>
        <text:list-item>
          <text:p text:style-name="P1"><text:span text:style-name="Emphasis">Why first?</text:span> It tells you which stats matter most.</text:p>
        </text:list-item>
      </text:list>
      <text:p text:style-name="Horizontal_20_Line"/>
      <text:h text:style-name="Heading_20_1" text:outline-level="1"><text:span text:style-name="Strong_20_Emphasis">RACE / LINEAGE</text:span></text:h>
      <text:p text:style-name="Text_20_body"><text:span text:style-name="Strong_20_Emphasis">Choose a Race or Lineage</text:span></text:p>
      <text:list text:style-name="L2">
        <text:list-item>
          <text:p text:style-name="P2">Gives ability score bonuses (unless using Tasha’s rules → choose your own)</text:p>
        </text:list-item>
        <text:list-item>
          <text:p text:style-name="P2">Movement speed (usually 30 ft)</text:p>
        </text:list-item>
        <text:list-item>
          <text:p text:style-name="P2">Important traits you must record:</text:p>
          <text:list>
            <text:list-item>
              <text:p text:style-name="P2">Darkvision</text:p>
            </text:list-item>
            <text:list-item>
              <text:p text:style-name="P2">Damage resistances (e.g., tiefling = fire)</text:p>
            </text:list-item>
            <text:list-item>
              <text:p text:style-name="P2">Skill proficiencies (e.g., elf = Perception)</text:p>
            </text:list-item>
            <text:list-item>
              <text:p text:style-name="P2">Feats (only if race grants one)</text:p>
            </text:list-item>
            <text:list-item>
              <text:p text:style-name="P2">Extra spells (tiefling, drow, etc.)</text:p>
            </text:list-item>
          </text:list>
        </text:list-item>
        <text:list-item>
          <text:p text:style-name="P2">Add languages</text:p>
        </text:list-item>
      </text:list>
      <text:p text:style-name="Horizontal_20_Line"/>
      <text:h text:style-name="Heading_20_1" text:outline-level="1"><text:span text:style-name="Strong_20_Emphasis">ABILITY SCORES</text:span></text:h>
      <text:p text:style-name="Text_20_body"><text:span text:style-name="Strong_20_Emphasis">Assign Your Stats</text:span><text:line-break/>(Method: roll 4d6 drop lowest, point buy, or standard array)</text:p>
      <text:list text:style-name="L3">
        <text:list-item>
          <text:p text:style-name="P3"><text:soft-page-break/>Place them based on class needs</text:p>
        </text:list-item>
        <text:list-item>
          <text:p text:style-name="P3">Add racial bonuses</text:p>
        </text:list-item>
        <text:list-item>
          <text:p text:style-name="P3">Convert scores to modifiers (8 = –1, 10 = +0, 14 = +2, etc.)</text:p>
        </text:list-item>
        <text:list-item>
          <text:p text:style-name="P3">Mark the modifier next to each ability</text:p>
        </text:list-item>
        <text:list-item>
          <text:p text:style-name="P3"><text:span text:style-name="Emphasis">Note</text:span>: your modifier affects almost every roll</text:p>
        </text:list-item>
      </text:list>
      <text:p text:style-name="Horizontal_20_Line"/>
      <text:h text:style-name="Heading_20_1" text:outline-level="1"><text:span text:style-name="Strong_20_Emphasis">BACKGROUND</text:span></text:h>
      <text:p text:style-name="Text_20_body"><text:span text:style-name="Strong_20_Emphasis">Choose a Background</text:span></text:p>
      <text:list text:style-name="L4">
        <text:list-item>
          <text:p text:style-name="P4">Gives:</text:p>
          <text:list>
            <text:list-item>
              <text:p text:style-name="P4"><text:span text:style-name="Strong_20_Emphasis">2 skill proficiencies</text:span></text:p>
            </text:list-item>
            <text:list-item>
              <text:p text:style-name="P4"><text:span text:style-name="Strong_20_Emphasis">Tool or language proficiencies</text:span></text:p>
            </text:list-item>
            <text:list-item>
              <text:p text:style-name="P4"><text:span text:style-name="Strong_20_Emphasis">Background Feature</text:span> (story/roleplay benefit)</text:p>
            </text:list-item>
            <text:list-item>
              <text:p text:style-name="P4"><text:span text:style-name="Strong_20_Emphasis">Starting equipment</text:span></text:p>
            </text:list-item>
          </text:list>
        </text:list-item>
        <text:list-item>
          <text:p text:style-name="P4">Add Personality Traits, Ideal, Bond, Flaw</text:p>
        </text:list-item>
        <text:list-item>
          <text:p text:style-name="P4">Background helps fill in “who you are before adventuring”</text:p>
        </text:list-item>
      </text:list>
      <text:p text:style-name="Horizontal_20_Line"/>
      <text:h text:style-name="Heading_20_1" text:outline-level="1"><text:span text:style-name="Strong_20_Emphasis">SKILLS &amp; PROFICIENCIES</text:span></text:h>
      <text:p text:style-name="Text_20_body"><text:span text:style-name="Strong_20_Emphasis">Mark All Proficiencies</text:span></text:p>
      <text:list text:style-name="L5">
        <text:list-item>
          <text:p text:style-name="P5">Skills from class</text:p>
        </text:list-item>
        <text:list-item>
          <text:p text:style-name="P5">Skills from background</text:p>
        </text:list-item>
        <text:list-item>
          <text:p text:style-name="P5">Skills from race (if any)</text:p>
        </text:list-item>
        <text:list-item>
          <text:p text:style-name="P5">Tool proficiencies</text:p>
        </text:list-item>
        <text:list-item>
          <text:p text:style-name="P5">Armor proficiencies</text:p>
        </text:list-item>
        <text:list-item>
          <text:p text:style-name="P5">Weapon proficiencies</text:p>
        </text:list-item>
        <text:list-item>
          <text:p text:style-name="P5"><text:span text:style-name="Emphasis">Proficient Skill Bonus</text:span> = your ability mod + proficiency bonus</text:p>
        </text:list-item>
        <text:list-item>
          <text:p text:style-name="P5">Level 1 proficiency bonus is always <text:span text:style-name="Strong_20_Emphasis">+2</text:span></text:p>
        </text:list-item>
      </text:list>
      <text:p text:style-name="Horizontal_20_Line"/>
      <text:h text:style-name="Heading_20_1" text:outline-level="1"><text:soft-page-break/><text:span text:style-name="Strong_20_Emphasis">HIT POINTS</text:span></text:h>
      <text:p text:style-name="Text_20_body"><text:span text:style-name="Strong_20_Emphasis">Calculate Hit Points</text:span></text:p>
      <text:list text:style-name="L6">
        <text:list-item>
          <text:p text:style-name="P6">Level 1 HP = <text:span text:style-name="Strong_20_Emphasis">Hit Die maximum + CON modifier</text:span></text:p>
          <text:list>
            <text:list-item>
              <text:p text:style-name="P6">Fighter: 10 + CON</text:p>
            </text:list-item>
            <text:list-item>
              <text:p text:style-name="P6">Rogue: 8 + CON</text:p>
            </text:list-item>
            <text:list-item>
              <text:p text:style-name="P6">Wizard: 6 + CON</text:p>
            </text:list-item>
          </text:list>
        </text:list-item>
        <text:list-item>
          <text:p text:style-name="P6">Write it down clearly — everyone forgets this</text:p>
        </text:list-item>
      </text:list>
      <text:p text:style-name="Horizontal_20_Line"/>
      <text:h text:style-name="Heading_20_1" text:outline-level="1"><text:span text:style-name="Strong_20_Emphasis">ARMOR CLASS + INITIATIVE</text:span></text:h>
      <text:p text:style-name="Text_20_body"><text:span text:style-name="Strong_20_Emphasis">Calculate AC</text:span></text:p>
      <text:list text:style-name="L7">
        <text:list-item>
          <text:p text:style-name="P7">Wearing armor → armor’s AC rules + DEX mod (light/medium)</text:p>
        </text:list-item>
        <text:list-item>
          <text:p text:style-name="P7">No armor → 10 + DEX</text:p>
        </text:list-item>
        <text:list-item>
          <text:p text:style-name="P7">Shields add +2<text:line-break/><text:span text:style-name="Strong_20_Emphasis">Initiative</text:span></text:p>
        </text:list-item>
        <text:list-item>
          <text:p text:style-name="P7">Initiative = DEX modifier</text:p>
        </text:list-item>
      </text:list>
      <text:p text:style-name="Horizontal_20_Line"/>
      <text:h text:style-name="Heading_20_1" text:outline-level="1"><text:span text:style-name="Strong_20_Emphasis">ATTACKS</text:span></text:h>
      <text:p text:style-name="Text_20_body"><text:span text:style-name="Strong_20_Emphasis">Write Your Attacks</text:span><text:line-break/>For each weapon:</text:p>
      <text:list text:style-name="L8">
        <text:list-item>
          <text:p text:style-name="P8">Attack Bonus = Ability mod (STR/DEX) + proficiency bonus</text:p>
        </text:list-item>
        <text:list-item>
          <text:p text:style-name="P8">Damage = Weapon die + ability mod</text:p>
        </text:list-item>
        <text:list-item>
          <text:p text:style-name="P8">Note any special properties (finesse, ranged, loading)</text:p>
        </text:list-item>
      </text:list>
      <text:p text:style-name="Horizontal_20_Line"/>
      <text:h text:style-name="Heading_20_1" text:outline-level="1"><text:span text:style-name="Strong_20_Emphasis">SPELLCASTING (IF CLASS HAS SPELLS)</text:span></text:h>
      <text:p text:style-name="Text_20_body"><text:span text:style-name="Strong_20_Emphasis">Spell Basics</text:span></text:p>
      <text:list text:style-name="L9">
        <text:list-item>
          <text:p text:style-name="P9">Spellcasting Ability (depends on class)</text:p>
          <text:list>
            <text:list-item>
              <text:p text:style-name="P9">Wizard = INT</text:p>
            </text:list-item>
            <text:list-item>
              <text:p text:style-name="P9"><text:soft-page-break/>Cleric/Druid = WIS</text:p>
            </text:list-item>
            <text:list-item>
              <text:p text:style-name="P9">Bard/Sorc/Warlock = CHA<text:line-break/><text:span text:style-name="Strong_20_Emphasis">Important Numbers</text:span></text:p>
            </text:list-item>
          </text:list>
        </text:list-item>
        <text:list-item>
          <text:p text:style-name="P9">Spell Attack Bonus = Spell ability mod + proficiency</text:p>
        </text:list-item>
        <text:list-item>
          <text:p text:style-name="P9">Spell Save DC = 8 + spell ability mod + proficiency</text:p>
        </text:list-item>
        <text:list-item>
          <text:p text:style-name="P9">Spell Slots = based on class table</text:p>
        </text:list-item>
        <text:list-item>
          <text:p text:style-name="P9">Known/Prepared spells = depends on class<text:line-break/><text:span text:style-name="Strong_20_Emphasis">Write your spells on sheet or separate card</text:span></text:p>
        </text:list-item>
      </text:list>
      <text:p text:style-name="Horizontal_20_Line"/>
      <text:h text:style-name="Heading_20_1" text:outline-level="1"><text:span text:style-name="Strong_20_Emphasis">EQUIPMENT</text:span></text:h>
      <text:p text:style-name="Text_20_body"><text:span text:style-name="Strong_20_Emphasis">Pick Starting Equipment</text:span></text:p>
      <text:list text:style-name="L10">
        <text:list-item>
          <text:p text:style-name="P10">Choose equipment from class options</text:p>
        </text:list-item>
        <text:list-item>
          <text:p text:style-name="P10">Add background equipment</text:p>
        </text:list-item>
        <text:list-item>
          <text:p text:style-name="P10">Write:</text:p>
          <text:list>
            <text:list-item>
              <text:p text:style-name="P10">Armor</text:p>
            </text:list-item>
            <text:list-item>
              <text:p text:style-name="P10">Weapons</text:p>
            </text:list-item>
            <text:list-item>
              <text:p text:style-name="P10">Pack contents</text:p>
            </text:list-item>
            <text:list-item>
              <text:p text:style-name="P10">Tools</text:p>
            </text:list-item>
            <text:list-item>
              <text:p text:style-name="P10">Ammunition</text:p>
            </text:list-item>
          </text:list>
        </text:list-item>
        <text:list-item>
          <text:p text:style-name="P10">Add weight only if your table tracks encumbrance</text:p>
        </text:list-item>
      </text:list>
      <text:p text:style-name="Horizontal_20_Line"/>
      <text:h text:style-name="Heading_20_1" text:outline-level="1"><text:span text:style-name="Strong_20_Emphasis">PASSIVE SCORES</text:span></text:h>
      <text:p text:style-name="Text_20_body"><text:span text:style-name="Strong_20_Emphasis">Automatically Calculated</text:span></text:p>
      <text:list text:style-name="L11">
        <text:list-item>
          <text:p text:style-name="P11">Passive Perception = 10 + Perception bonus</text:p>
        </text:list-item>
        <text:list-item>
          <text:p text:style-name="P11">Passive Investigation = 10 + Investigation bonus</text:p>
        </text:list-item>
        <text:list-item>
          <text:p text:style-name="P11">Passive Insight = 10 + Insight bonus</text:p>
        </text:list-item>
        <text:list-item>
          <text:p text:style-name="P11">Often used by DM to detect things without rolling</text:p>
        </text:list-item>
      </text:list>
      <text:p text:style-name="Horizontal_20_Line"/>
      <text:h text:style-name="Heading_20_1" text:outline-level="1"><text:soft-page-break/><text:span text:style-name="Strong_20_Emphasis">CHARACTER DETAILS</text:span></text:h>
      <text:p text:style-name="Text_20_body"><text:span text:style-name="Strong_20_Emphasis">Fill Out Everything Else</text:span></text:p>
      <text:list text:style-name="L12">
        <text:list-item>
          <text:p text:style-name="P12">Name</text:p>
        </text:list-item>
        <text:list-item>
          <text:p text:style-name="P12">Class</text:p>
        </text:list-item>
        <text:list-item>
          <text:p text:style-name="P12">Race</text:p>
        </text:list-item>
        <text:list-item>
          <text:p text:style-name="P12">Background</text:p>
        </text:list-item>
        <text:list-item>
          <text:p text:style-name="P12">Alignment (if you want)</text:p>
        </text:list-item>
        <text:list-item>
          <text:p text:style-name="P12">Age / appearance</text:p>
        </text:list-item>
        <text:list-item>
          <text:p text:style-name="P12">Backstory basics</text:p>
        </text:list-item>
        <text:list-item>
          <text:p text:style-name="P12">Personality traits, ideal, bond, flaw</text:p>
        </text:list-item>
      </text:list>
      <text:p text:style-name="Horizontal_20_Line"/>
      <text:h text:style-name="Heading_20_1" text:outline-level="1"><text:span text:style-name="Strong_20_Emphasis">FINAL CHECK</text:span></text:h>
      <text:p text:style-name="Text_20_body"><text:span text:style-name="Strong_20_Emphasis">Before you start playing:</text:span></text:p>
      <text:list text:style-name="L13">
        <text:list-item>
          <text:p text:style-name="P13">All abilities + modifiers correct</text:p>
        </text:list-item>
        <text:list-item>
          <text:p text:style-name="P13">HP calculated</text:p>
        </text:list-item>
        <text:list-item>
          <text:p text:style-name="P13">AC + initiative calculated</text:p>
        </text:list-item>
        <text:list-item>
          <text:p text:style-name="P13">Proficiencies marked</text:p>
        </text:list-item>
        <text:list-item>
          <text:p text:style-name="P13">Equipment listed</text:p>
        </text:list-item>
        <text:list-item>
          <text:p text:style-name="P13">Attacks written</text:p>
        </text:list-item>
        <text:list-item>
          <text:p text:style-name="P13">Spells written (if any)</text:p>
        </text:list-item>
        <text:list-item>
          <text:p text:style-name="P13">All class / race / background features copied over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9:41:07.364169000</meta:creation-date>
    <meta:print-date>2025-12-01T09:42:25.095182000</meta:print-date>
    <dc:date>2025-12-01T11:21:28.455867000</dc:date>
    <meta:editing-duration>PT1H18M33S</meta:editing-duration>
    <meta:editing-cycles>2</meta:editing-cycles>
    <meta:generator>LibreOffice/25.2.2.2$MacOSX_X86_64 LibreOffice_project/7370d4be9e3cf6031a51beef54ff3bda878e3fac</meta:generator>
    <meta:document-statistic meta:table-count="0" meta:image-count="0" meta:object-count="0" meta:page-count="5" meta:paragraph-count="113" meta:word-count="607" meta:character-count="3267" meta:non-whitespace-character-count="2859"/>
  </office:meta>
</office:document-meta>
</file>